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Jayden Buder</text:p>
            <text:p text:style-name="P10"/>
            <text:p text:style-name="P10">Corporate Mining Assistant</text:p>
            <text:p text:style-name="Contact_20_info">1234567890 – <text:span text:style-name="T15">granville.bosco@auer.biz – </text:span><text:span text:style-name="T16">www.my-website.com</text:span></text:p>
            <text:p text:style-name="Contact_20_info"/>
            <text:p text:style-name="P7">Perspiciatis libero totam praesentium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071177f2-8b62-4098-b27a-5830e23d9183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0fc26af-4b87-43a9-9fad-a6630a563162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21d64186-5d0b-40ac-ba11-e580038b991d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Jayden Bud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